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roperty.setValue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setValue( 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getLeng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get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roperty.ServerProperty( Property property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Property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